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ploadDefinition.is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ploadDefinition.UploadDefinition( boolean required , String mime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ploadDefinition.create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ploadDefinition.getMim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